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ssl2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5107</text:p>
          </table:table-cell>
          <table:table-cell table:number-columns-repeated="3"/>
          <table:table-cell office:value-type="string" calcext:value-type="string">
            <text:p>0.332943</text:p>
          </table:table-cell>
          <table:table-cell table:number-columns-repeated="3"/>
          <table:table-cell office:value-type="string" calcext:value-type="string">
            <text:p>0.335833</text:p>
          </table:table-cell>
          <table:table-cell table:number-columns-repeated="2"/>
        </table:table-row>
        <table:table-row table:style-name="ro1">
          <table:table-cell office:value-type="float" office:value="125333" calcext:value-type="float">
            <text:p>125333</text:p>
          </table:table-cell>
          <table:table-cell office:value-type="float" office:value="3705335" calcext:value-type="float">
            <text:p>3705335</text:p>
          </table:table-cell>
          <table:table-cell table:formula="of:=([.A4]/[.B4])*100" office:value-type="float" office:value="3.38250117735643" calcext:value-type="float">
            <text:p>3,38250117735643</text:p>
          </table:table-cell>
          <table:table-cell/>
          <table:table-cell office:value-type="float" office:value="124998" calcext:value-type="float">
            <text:p>124998</text:p>
          </table:table-cell>
          <table:table-cell office:value-type="float" office:value="3705094" calcext:value-type="float">
            <text:p>3705094</text:p>
          </table:table-cell>
          <table:table-cell table:formula="of:=([.E4]/[.F4])*100" office:value-type="float" office:value="3.3736795881562" calcext:value-type="float">
            <text:p>3,3736795881562</text:p>
          </table:table-cell>
          <table:table-cell/>
          <table:table-cell office:value-type="float" office:value="125997" calcext:value-type="float">
            <text:p>125997</text:p>
          </table:table-cell>
          <table:table-cell office:value-type="float" office:value="3705219" calcext:value-type="float">
            <text:p>3705219</text:p>
          </table:table-cell>
          <table:table-cell table:formula="of:=([.I4]/[.J4])*100" office:value-type="float" office:value="3.40052774208488" calcext:value-type="float">
            <text:p>3,40052774208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4532</text:p>
          </table:table-cell>
          <table:table-cell table:number-columns-repeated="3"/>
          <table:table-cell office:value-type="string" calcext:value-type="string">
            <text:p>0.342865</text:p>
          </table:table-cell>
          <table:table-cell table:number-columns-repeated="3"/>
          <table:table-cell office:value-type="string" calcext:value-type="string">
            <text:p>0.330582</text:p>
          </table:table-cell>
          <table:table-cell table:number-columns-repeated="2"/>
        </table:table-row>
        <table:table-row table:style-name="ro1">
          <table:table-cell office:value-type="float" office:value="124395" calcext:value-type="float">
            <text:p>124395</text:p>
          </table:table-cell>
          <table:table-cell office:value-type="float" office:value="3704951" calcext:value-type="float">
            <text:p>3704951</text:p>
          </table:table-cell>
          <table:table-cell table:formula="of:=([.A7]/[.B7])*100" office:value-type="float" office:value="3.35753428317945" calcext:value-type="float">
            <text:p>3,35753428317945</text:p>
          </table:table-cell>
          <table:table-cell/>
          <table:table-cell office:value-type="float" office:value="126203" calcext:value-type="float">
            <text:p>126203</text:p>
          </table:table-cell>
          <table:table-cell office:value-type="float" office:value="3705196" calcext:value-type="float">
            <text:p>3705196</text:p>
          </table:table-cell>
          <table:table-cell table:formula="of:=([.E7]/[.F7])*100" office:value-type="float" office:value="3.40610861071857" calcext:value-type="float">
            <text:p>3,40610861071857</text:p>
          </table:table-cell>
          <table:table-cell/>
          <table:table-cell office:value-type="float" office:value="125727" calcext:value-type="float">
            <text:p>125727</text:p>
          </table:table-cell>
          <table:table-cell office:value-type="float" office:value="3705483" calcext:value-type="float">
            <text:p>3705483</text:p>
          </table:table-cell>
          <table:table-cell table:formula="of:=([.I7]/[.J7])*100" office:value-type="float" office:value="3.39299896936513" calcext:value-type="float">
            <text:p>3,39299896936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0942</text:p>
          </table:table-cell>
          <table:table-cell table:number-columns-repeated="3"/>
          <table:table-cell office:value-type="string" calcext:value-type="string">
            <text:p>0.338062</text:p>
          </table:table-cell>
          <table:table-cell table:number-columns-repeated="3"/>
          <table:table-cell office:value-type="string" calcext:value-type="string">
            <text:p>0.343057</text:p>
          </table:table-cell>
          <table:table-cell table:number-columns-repeated="2"/>
        </table:table-row>
        <table:table-row table:style-name="ro1">
          <table:table-cell office:value-type="float" office:value="125370" calcext:value-type="float">
            <text:p>125370</text:p>
          </table:table-cell>
          <table:table-cell office:value-type="float" office:value="3704932" calcext:value-type="float">
            <text:p>3704932</text:p>
          </table:table-cell>
          <table:table-cell table:formula="of:=([.A10]/[.B10])*100" office:value-type="float" office:value="3.3838677740914" calcext:value-type="float">
            <text:p>3,3838677740914</text:p>
          </table:table-cell>
          <table:table-cell/>
          <table:table-cell office:value-type="float" office:value="125141" calcext:value-type="float">
            <text:p>125141</text:p>
          </table:table-cell>
          <table:table-cell office:value-type="float" office:value="3704907" calcext:value-type="float">
            <text:p>3704907</text:p>
          </table:table-cell>
          <table:table-cell table:formula="of:=([.E10]/[.F10])*100" office:value-type="float" office:value="3.37770961592288" calcext:value-type="float">
            <text:p>3,37770961592288</text:p>
          </table:table-cell>
          <table:table-cell/>
          <table:table-cell office:value-type="float" office:value="124983" calcext:value-type="float">
            <text:p>124983</text:p>
          </table:table-cell>
          <table:table-cell office:value-type="float" office:value="3705004" calcext:value-type="float">
            <text:p>3705004</text:p>
          </table:table-cell>
          <table:table-cell table:formula="of:=([.I10]/[.J10])*100" office:value-type="float" office:value="3.37335668193611" calcext:value-type="float">
            <text:p>3,37335668193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1761</text:p>
          </table:table-cell>
          <table:table-cell table:number-columns-repeated="3"/>
          <table:table-cell office:value-type="string" calcext:value-type="string">
            <text:p>0.333309</text:p>
          </table:table-cell>
          <table:table-cell table:number-columns-repeated="3"/>
          <table:table-cell office:value-type="string" calcext:value-type="string">
            <text:p>0.331862</text:p>
          </table:table-cell>
          <table:table-cell table:number-columns-repeated="2"/>
        </table:table-row>
        <table:table-row table:style-name="ro1">
          <table:table-cell office:value-type="float" office:value="125948" calcext:value-type="float">
            <text:p>125948</text:p>
          </table:table-cell>
          <table:table-cell office:value-type="float" office:value="3705174" calcext:value-type="float">
            <text:p>3705174</text:p>
          </table:table-cell>
          <table:table-cell table:formula="of:=([.A13]/[.B13])*100" office:value-type="float" office:value="3.39924656709779" calcext:value-type="float">
            <text:p>3,39924656709779</text:p>
          </table:table-cell>
          <table:table-cell/>
          <table:table-cell office:value-type="float" office:value="124914" calcext:value-type="float">
            <text:p>124914</text:p>
          </table:table-cell>
          <table:table-cell office:value-type="float" office:value="3705177" calcext:value-type="float">
            <text:p>3705177</text:p>
          </table:table-cell>
          <table:table-cell table:formula="of:=([.E13]/[.F13])*100" office:value-type="float" office:value="3.37133691588823" calcext:value-type="float">
            <text:p>3,37133691588823</text:p>
          </table:table-cell>
          <table:table-cell/>
          <table:table-cell office:value-type="float" office:value="125158" calcext:value-type="float">
            <text:p>125158</text:p>
          </table:table-cell>
          <table:table-cell office:value-type="float" office:value="3705044" calcext:value-type="float">
            <text:p>3705044</text:p>
          </table:table-cell>
          <table:table-cell table:formula="of:=([.I13]/[.J13])*100" office:value-type="float" office:value="3.37804355359882" calcext:value-type="float">
            <text:p>3,37804355359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0776</text:p>
          </table:table-cell>
          <table:table-cell table:number-columns-repeated="3"/>
          <table:table-cell office:value-type="string" calcext:value-type="string">
            <text:p>0.341365</text:p>
          </table:table-cell>
          <table:table-cell table:number-columns-repeated="3"/>
          <table:table-cell office:value-type="string" calcext:value-type="string">
            <text:p>0.345137</text:p>
          </table:table-cell>
          <table:table-cell table:number-columns-repeated="2"/>
        </table:table-row>
        <table:table-row table:style-name="ro1">
          <table:table-cell office:value-type="float" office:value="123313" calcext:value-type="float">
            <text:p>123313</text:p>
          </table:table-cell>
          <table:table-cell office:value-type="float" office:value="3704867" calcext:value-type="float">
            <text:p>3704867</text:p>
          </table:table-cell>
          <table:table-cell table:formula="of:=([.A16]/[.B16])*100" office:value-type="float" office:value="3.32840558109104" calcext:value-type="float">
            <text:p>3,32840558109104</text:p>
          </table:table-cell>
          <table:table-cell/>
          <table:table-cell office:value-type="float" office:value="125497" calcext:value-type="float">
            <text:p>125497</text:p>
          </table:table-cell>
          <table:table-cell office:value-type="float" office:value="3705036" calcext:value-type="float">
            <text:p>3705036</text:p>
          </table:table-cell>
          <table:table-cell table:formula="of:=([.E16]/[.F16])*100" office:value-type="float" office:value="3.38720055621592" calcext:value-type="float">
            <text:p>3,38720055621592</text:p>
          </table:table-cell>
          <table:table-cell/>
          <table:table-cell office:value-type="float" office:value="125831" calcext:value-type="float">
            <text:p>125831</text:p>
          </table:table-cell>
          <table:table-cell office:value-type="float" office:value="3705060" calcext:value-type="float">
            <text:p>3705060</text:p>
          </table:table-cell>
          <table:table-cell table:formula="of:=([.I16]/[.J16])*100" office:value-type="float" office:value="3.39619331400841" calcext:value-type="float">
            <text:p>3,39619331400841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13333</text:p>
          </table:table-cell>
          <table:table-cell table:number-columns-repeated="3"/>
          <table:table-cell office:value-type="string" calcext:value-type="string">
            <text:p>19.716943</text:p>
          </table:table-cell>
          <table:table-cell table:number-columns-repeated="3"/>
          <table:table-cell office:value-type="string" calcext:value-type="string">
            <text:p>19.687758</text:p>
          </table:table-cell>
          <table:table-cell table:number-columns-repeated="2"/>
        </table:table-row>
        <table:table-row table:style-name="ro1">
          <table:table-cell office:value-type="float" office:value="126424" calcext:value-type="float">
            <text:p>126424</text:p>
          </table:table-cell>
          <table:table-cell office:value-type="float" office:value="3850995" calcext:value-type="float">
            <text:p>3850995</text:p>
          </table:table-cell>
          <table:table-cell table:formula="of:=([.A20]/[.B20])*100" office:value-type="float" office:value="3.28289182406105" calcext:value-type="float">
            <text:p>3,28289182406105</text:p>
          </table:table-cell>
          <table:table-cell/>
          <table:table-cell office:value-type="float" office:value="126255" calcext:value-type="float">
            <text:p>126255</text:p>
          </table:table-cell>
          <table:table-cell office:value-type="float" office:value="3846043" calcext:value-type="float">
            <text:p>3846043</text:p>
          </table:table-cell>
          <table:table-cell table:formula="of:=([.E20]/[.F20])*100" office:value-type="float" office:value="3.28272460812321" calcext:value-type="float">
            <text:p>3,28272460812321</text:p>
          </table:table-cell>
          <table:table-cell/>
          <table:table-cell office:value-type="float" office:value="125403" calcext:value-type="float">
            <text:p>125403</text:p>
          </table:table-cell>
          <table:table-cell office:value-type="float" office:value="3845630" calcext:value-type="float">
            <text:p>3845630</text:p>
          </table:table-cell>
          <table:table-cell table:formula="of:=([.I20]/[.J20])*100" office:value-type="float" office:value="3.26092213759514" calcext:value-type="float">
            <text:p>3,26092213759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504053</text:p>
          </table:table-cell>
          <table:table-cell table:number-columns-repeated="3"/>
          <table:table-cell office:value-type="string" calcext:value-type="string">
            <text:p>19.561790</text:p>
          </table:table-cell>
          <table:table-cell table:number-columns-repeated="3"/>
          <table:table-cell office:value-type="string" calcext:value-type="string">
            <text:p>19.537155</text:p>
          </table:table-cell>
          <table:table-cell table:number-columns-repeated="2"/>
        </table:table-row>
        <table:table-row table:style-name="ro1">
          <table:table-cell office:value-type="float" office:value="127450" calcext:value-type="float">
            <text:p>127450</text:p>
          </table:table-cell>
          <table:table-cell office:value-type="float" office:value="3840209" calcext:value-type="float">
            <text:p>3840209</text:p>
          </table:table-cell>
          <table:table-cell table:formula="of:=([.A23]/[.B23])*100" office:value-type="float" office:value="3.31882978244153" calcext:value-type="float">
            <text:p>3,31882978244153</text:p>
          </table:table-cell>
          <table:table-cell/>
          <table:table-cell office:value-type="float" office:value="127067" calcext:value-type="float">
            <text:p>127067</text:p>
          </table:table-cell>
          <table:table-cell office:value-type="float" office:value="3840828" calcext:value-type="float">
            <text:p>3840828</text:p>
          </table:table-cell>
          <table:table-cell table:formula="of:=([.E23]/[.F23])*100" office:value-type="float" office:value="3.30832310116464" calcext:value-type="float">
            <text:p>3,30832310116464</text:p>
          </table:table-cell>
          <table:table-cell/>
          <table:table-cell office:value-type="float" office:value="125631" calcext:value-type="float">
            <text:p>125631</text:p>
          </table:table-cell>
          <table:table-cell office:value-type="float" office:value="3840759" calcext:value-type="float">
            <text:p>3840759</text:p>
          </table:table-cell>
          <table:table-cell table:formula="of:=([.I23]/[.J23])*100" office:value-type="float" office:value="3.27099409257389" calcext:value-type="float">
            <text:p>3,27099409257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10442</text:p>
          </table:table-cell>
          <table:table-cell table:number-columns-repeated="3"/>
          <table:table-cell office:value-type="string" calcext:value-type="string">
            <text:p>19.983101</text:p>
          </table:table-cell>
          <table:table-cell table:number-columns-repeated="3"/>
          <table:table-cell office:value-type="string" calcext:value-type="string">
            <text:p>20.120042</text:p>
          </table:table-cell>
          <table:table-cell table:number-columns-repeated="2"/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3972227" calcext:value-type="float">
            <text:p>3972227</text:p>
          </table:table-cell>
          <table:table-cell table:formula="of:=([.A26]/[.B26])*100" office:value-type="float" office:value="3.19659475654337" calcext:value-type="float">
            <text:p>3,19659475654337</text:p>
          </table:table-cell>
          <table:table-cell/>
          <table:table-cell office:value-type="float" office:value="129181" calcext:value-type="float">
            <text:p>129181</text:p>
          </table:table-cell>
          <table:table-cell office:value-type="float" office:value="3981642" calcext:value-type="float">
            <text:p>3981642</text:p>
          </table:table-cell>
          <table:table-cell table:formula="of:=([.E26]/[.F26])*100" office:value-type="float" office:value="3.24441524376124" calcext:value-type="float">
            <text:p>3,24441524376124</text:p>
          </table:table-cell>
          <table:table-cell/>
          <table:table-cell office:value-type="float" office:value="128215" calcext:value-type="float">
            <text:p>128215</text:p>
          </table:table-cell>
          <table:table-cell office:value-type="float" office:value="4004012" calcext:value-type="float">
            <text:p>4004012</text:p>
          </table:table-cell>
          <table:table-cell table:formula="of:=([.I26]/[.J26])*100" office:value-type="float" office:value="3.20216323028003" calcext:value-type="float">
            <text:p>3,20216323028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596906</text:p>
          </table:table-cell>
          <table:table-cell table:number-columns-repeated="3"/>
          <table:table-cell office:value-type="string" calcext:value-type="string">
            <text:p>19.632219</text:p>
          </table:table-cell>
          <table:table-cell table:number-columns-repeated="3"/>
          <table:table-cell office:value-type="string" calcext:value-type="string">
            <text:p>19.622600</text:p>
          </table:table-cell>
          <table:table-cell table:number-columns-repeated="2"/>
        </table:table-row>
        <table:table-row table:style-name="ro1">
          <table:table-cell office:value-type="float" office:value="125670" calcext:value-type="float">
            <text:p>125670</text:p>
          </table:table-cell>
          <table:table-cell office:value-type="float" office:value="3841532" calcext:value-type="float">
            <text:p>3841532</text:p>
          </table:table-cell>
          <table:table-cell table:formula="of:=([.A29]/[.B29])*100" office:value-type="float" office:value="3.27135111721053" calcext:value-type="float">
            <text:p>3,27135111721053</text:p>
          </table:table-cell>
          <table:table-cell/>
          <table:table-cell office:value-type="float" office:value="125684" calcext:value-type="float">
            <text:p>125684</text:p>
          </table:table-cell>
          <table:table-cell office:value-type="float" office:value="3842059" calcext:value-type="float">
            <text:p>3842059</text:p>
          </table:table-cell>
          <table:table-cell table:formula="of:=([.E29]/[.F29])*100" office:value-type="float" office:value="3.27126678689734" calcext:value-type="float">
            <text:p>3,27126678689734</text:p>
          </table:table-cell>
          <table:table-cell/>
          <table:table-cell office:value-type="float" office:value="127807" calcext:value-type="float">
            <text:p>127807</text:p>
          </table:table-cell>
          <table:table-cell office:value-type="float" office:value="3841736" calcext:value-type="float">
            <text:p>3841736</text:p>
          </table:table-cell>
          <table:table-cell table:formula="of:=([.I29]/[.J29])*100" office:value-type="float" office:value="3.32680329934176" calcext:value-type="float">
            <text:p>3,32680329934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85317</text:p>
          </table:table-cell>
          <table:table-cell table:number-columns-repeated="3"/>
          <table:table-cell office:value-type="string" calcext:value-type="string">
            <text:p>19.721259</text:p>
          </table:table-cell>
          <table:table-cell table:number-columns-repeated="3"/>
          <table:table-cell office:value-type="string" calcext:value-type="string">
            <text:p>19.743057</text:p>
          </table:table-cell>
          <table:table-cell table:number-columns-repeated="2"/>
        </table:table-row>
        <table:table-row table:style-name="ro1">
          <table:table-cell office:value-type="float" office:value="126758" calcext:value-type="float">
            <text:p>126758</text:p>
          </table:table-cell>
          <table:table-cell office:value-type="float" office:value="3844343" calcext:value-type="float">
            <text:p>3844343</text:p>
          </table:table-cell>
          <table:table-cell table:formula="of:=([.A32]/[.B32])*100" office:value-type="float" office:value="3.29726041614913" calcext:value-type="float">
            <text:p>3,29726041614913</text:p>
          </table:table-cell>
          <table:table-cell/>
          <table:table-cell office:value-type="float" office:value="127084" calcext:value-type="float">
            <text:p>127084</text:p>
          </table:table-cell>
          <table:table-cell office:value-type="float" office:value="3844228" calcext:value-type="float">
            <text:p>3844228</text:p>
          </table:table-cell>
          <table:table-cell table:formula="of:=([.E32]/[.F32])*100" office:value-type="float" office:value="3.30583929985422" calcext:value-type="float">
            <text:p>3,30583929985422</text:p>
          </table:table-cell>
          <table:table-cell/>
          <table:table-cell office:value-type="float" office:value="126139" calcext:value-type="float">
            <text:p>126139</text:p>
          </table:table-cell>
          <table:table-cell office:value-type="float" office:value="3844100" calcext:value-type="float">
            <text:p>3844100</text:p>
          </table:table-cell>
          <table:table-cell table:formula="of:=([.I32]/[.J32])*100" office:value-type="float" office:value="3.28136624957727" calcext:value-type="float">
            <text:p>3,28136624957727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48.295800</text:p>
          </table:table-cell>
          <table:table-cell table:number-columns-repeated="3"/>
          <table:table-cell office:value-type="string" calcext:value-type="string">
            <text:p>9842.877978</text:p>
          </table:table-cell>
          <table:table-cell table:number-columns-repeated="3"/>
          <table:table-cell office:value-type="string" calcext:value-type="string">
            <text:p>12550.825561</text:p>
          </table:table-cell>
          <table:table-cell table:number-columns-repeated="2"/>
        </table:table-row>
        <table:table-row table:style-name="ro1">
          <table:table-cell office:value-type="float" office:value="67804404" calcext:value-type="float">
            <text:p>67804404</text:p>
          </table:table-cell>
          <table:table-cell office:value-type="float" office:value="1415717688" calcext:value-type="float">
            <text:p>1415717688</text:p>
          </table:table-cell>
          <table:table-cell table:formula="of:=([.A36]/[.B36])*100" office:value-type="float" office:value="4.78940148694391" calcext:value-type="float">
            <text:p>4,78940148694391</text:p>
          </table:table-cell>
          <table:table-cell/>
          <table:table-cell office:value-type="float" office:value="69425870" calcext:value-type="float">
            <text:p>69425870</text:p>
          </table:table-cell>
          <table:table-cell office:value-type="float" office:value="1418819847" calcext:value-type="float">
            <text:p>1418819847</text:p>
          </table:table-cell>
          <table:table-cell table:formula="of:=([.E36]/[.F36])*100" office:value-type="float" office:value="4.89321249253712" calcext:value-type="float">
            <text:p>4,89321249253712</text:p>
          </table:table-cell>
          <table:table-cell/>
          <table:table-cell office:value-type="float" office:value="68134650" calcext:value-type="float">
            <text:p>68134650</text:p>
          </table:table-cell>
          <table:table-cell office:value-type="float" office:value="1415372664" calcext:value-type="float">
            <text:p>1415372664</text:p>
          </table:table-cell>
          <table:table-cell table:formula="of:=([.I36]/[.J36])*100" office:value-type="float" office:value="4.81390178947246" calcext:value-type="float">
            <text:p>4,81390178947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7.094328</text:p>
          </table:table-cell>
          <table:table-cell table:number-columns-repeated="3"/>
          <table:table-cell office:value-type="string" calcext:value-type="string">
            <text:p>9911.347293</text:p>
          </table:table-cell>
          <table:table-cell table:number-columns-repeated="3"/>
          <table:table-cell office:value-type="string" calcext:value-type="string">
            <text:p>8098.391014</text:p>
          </table:table-cell>
          <table:table-cell table:number-columns-repeated="2"/>
        </table:table-row>
        <table:table-row table:style-name="ro1">
          <table:table-cell office:value-type="float" office:value="5263005" calcext:value-type="float">
            <text:p>5263005</text:p>
          </table:table-cell>
          <table:table-cell office:value-type="float" office:value="71630898" calcext:value-type="float">
            <text:p>71630898</text:p>
          </table:table-cell>
          <table:table-cell table:formula="of:=([.A39]/[.B39])*100" office:value-type="float" office:value="7.34739497472166" calcext:value-type="float">
            <text:p>7,34739497472166</text:p>
          </table:table-cell>
          <table:table-cell/>
          <table:table-cell office:value-type="float" office:value="5175682" calcext:value-type="float">
            <text:p>5175682</text:p>
          </table:table-cell>
          <table:table-cell office:value-type="float" office:value="71621005" calcext:value-type="float">
            <text:p>71621005</text:p>
          </table:table-cell>
          <table:table-cell table:formula="of:=([.E39]/[.F39])*100" office:value-type="float" office:value="7.22648614048351" calcext:value-type="float">
            <text:p>7,22648614048351</text:p>
          </table:table-cell>
          <table:table-cell/>
          <table:table-cell office:value-type="float" office:value="4575589" calcext:value-type="float">
            <text:p>4575589</text:p>
          </table:table-cell>
          <table:table-cell office:value-type="float" office:value="71618150" calcext:value-type="float">
            <text:p>71618150</text:p>
          </table:table-cell>
          <table:table-cell table:formula="of:=([.I39]/[.J39])*100" office:value-type="float" office:value="6.3888679056915" calcext:value-type="float">
            <text:p>6,3888679056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93.838331</text:p>
          </table:table-cell>
          <table:table-cell table:number-columns-repeated="3"/>
          <table:table-cell office:value-type="string" calcext:value-type="string">
            <text:p>20906.421945</text:p>
          </table:table-cell>
          <table:table-cell table:number-columns-repeated="3"/>
          <table:table-cell office:value-type="string" calcext:value-type="string">
            <text:p>18362.310703</text:p>
          </table:table-cell>
          <table:table-cell table:number-columns-repeated="2"/>
        </table:table-row>
        <table:table-row table:style-name="ro1">
          <table:table-cell office:value-type="float" office:value="201084192" calcext:value-type="float">
            <text:p>201084192</text:p>
          </table:table-cell>
          <table:table-cell office:value-type="float" office:value="2704709922" calcext:value-type="float">
            <text:p>2704709922</text:p>
          </table:table-cell>
          <table:table-cell table:formula="of:=([.A42]/[.B42])*100" office:value-type="float" office:value="7.43459364586159" calcext:value-type="float">
            <text:p>7,43459364586159</text:p>
          </table:table-cell>
          <table:table-cell/>
          <table:table-cell office:value-type="float" office:value="198236714" calcext:value-type="float">
            <text:p>198236714</text:p>
          </table:table-cell>
          <table:table-cell office:value-type="float" office:value="2705077435" calcext:value-type="float">
            <text:p>2705077435</text:p>
          </table:table-cell>
          <table:table-cell table:formula="of:=([.E42]/[.F42])*100" office:value-type="float" office:value="7.32831938321204" calcext:value-type="float">
            <text:p>7,32831938321204</text:p>
          </table:table-cell>
          <table:table-cell/>
          <table:table-cell office:value-type="float" office:value="192775356" calcext:value-type="float">
            <text:p>192775356</text:p>
          </table:table-cell>
          <table:table-cell office:value-type="float" office:value="2704367848" calcext:value-type="float">
            <text:p>2704367848</text:p>
          </table:table-cell>
          <table:table-cell table:formula="of:=([.I42]/[.J42])*100" office:value-type="float" office:value="7.12829640178447" calcext:value-type="float">
            <text:p>7,12829640178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8.407216</text:p>
          </table:table-cell>
          <table:table-cell table:number-columns-repeated="3"/>
          <table:table-cell office:value-type="string" calcext:value-type="string">
            <text:p>9934.240911</text:p>
          </table:table-cell>
          <table:table-cell table:number-columns-repeated="3"/>
          <table:table-cell office:value-type="string" calcext:value-type="string">
            <text:p>7956.261329</text:p>
          </table:table-cell>
          <table:table-cell table:number-columns-repeated="2"/>
        </table:table-row>
        <table:table-row table:style-name="ro1">
          <table:table-cell office:value-type="float" office:value="5386026" calcext:value-type="float">
            <text:p>5386026</text:p>
          </table:table-cell>
          <table:table-cell office:value-type="float" office:value="72213576" calcext:value-type="float">
            <text:p>72213576</text:p>
          </table:table-cell>
          <table:table-cell table:formula="of:=([.A45]/[.B45])*100" office:value-type="float" office:value="7.45846736630243" calcext:value-type="float">
            <text:p>7,45846736630243</text:p>
          </table:table-cell>
          <table:table-cell/>
          <table:table-cell office:value-type="float" office:value="5347146" calcext:value-type="float">
            <text:p>5347146</text:p>
          </table:table-cell>
          <table:table-cell office:value-type="float" office:value="72218154" calcext:value-type="float">
            <text:p>72218154</text:p>
          </table:table-cell>
          <table:table-cell table:formula="of:=([.E45]/[.F45])*100" office:value-type="float" office:value="7.40415768589156" calcext:value-type="float">
            <text:p>7,40415768589156</text:p>
          </table:table-cell>
          <table:table-cell/>
          <table:table-cell office:value-type="float" office:value="4536293" calcext:value-type="float">
            <text:p>4536293</text:p>
          </table:table-cell>
          <table:table-cell office:value-type="float" office:value="72186815" calcext:value-type="float">
            <text:p>72186815</text:p>
          </table:table-cell>
          <table:table-cell table:formula="of:=([.I45]/[.J45])*100" office:value-type="float" office:value="6.28410188204037" calcext:value-type="float">
            <text:p>6,28410188204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6.869382</text:p>
          </table:table-cell>
          <table:table-cell table:number-columns-repeated="3"/>
          <table:table-cell office:value-type="string" calcext:value-type="string">
            <text:p>9726.472104</text:p>
          </table:table-cell>
          <table:table-cell table:number-columns-repeated="3"/>
          <table:table-cell office:value-type="string" calcext:value-type="string">
            <text:p>8081.756130</text:p>
          </table:table-cell>
          <table:table-cell table:number-columns-repeated="2"/>
        </table:table-row>
        <table:table-row table:style-name="ro1">
          <table:table-cell office:value-type="float" office:value="5285785" calcext:value-type="float">
            <text:p>5285785</text:p>
          </table:table-cell>
          <table:table-cell office:value-type="float" office:value="73356571" calcext:value-type="float">
            <text:p>73356571</text:p>
          </table:table-cell>
          <table:table-cell table:formula="of:=([.A48]/[.B48])*100" office:value-type="float" office:value="7.20560534379395" calcext:value-type="float">
            <text:p>7,20560534379395</text:p>
          </table:table-cell>
          <table:table-cell/>
          <table:table-cell office:value-type="float" office:value="5211832" calcext:value-type="float">
            <text:p>5211832</text:p>
          </table:table-cell>
          <table:table-cell office:value-type="float" office:value="73370629" calcext:value-type="float">
            <text:p>73370629</text:p>
          </table:table-cell>
          <table:table-cell table:formula="of:=([.E48]/[.F48])*100" office:value-type="float" office:value="7.10343099280231" calcext:value-type="float">
            <text:p>7,10343099280231</text:p>
          </table:table-cell>
          <table:table-cell/>
          <table:table-cell office:value-type="float" office:value="4658054" calcext:value-type="float">
            <text:p>4658054</text:p>
          </table:table-cell>
          <table:table-cell office:value-type="float" office:value="73345657" calcext:value-type="float">
            <text:p>73345657</text:p>
          </table:table-cell>
          <table:table-cell table:formula="of:=([.I48]/[.J48])*100" office:value-type="float" office:value="6.35082456211415" calcext:value-type="float">
            <text:p>6,35082456211415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221.809787</text:p>
          </table:table-cell>
          <table:table-cell table:number-columns-repeated="3"/>
          <table:table-cell office:value-type="string" calcext:value-type="string">
            <text:p>77946.671882</text:p>
          </table:table-cell>
          <table:table-cell table:number-columns-repeated="3"/>
          <table:table-cell office:value-type="string" calcext:value-type="string">
            <text:p>89215.838744</text:p>
          </table:table-cell>
          <table:table-cell table:number-columns-repeated="2"/>
        </table:table-row>
        <table:table-row table:style-name="ro1">
          <table:table-cell office:value-type="float" office:value="580641026" calcext:value-type="float">
            <text:p>580641026</text:p>
          </table:table-cell>
          <table:table-cell office:value-type="float" office:value="12387975911" calcext:value-type="float">
            <text:p>12387975911</text:p>
          </table:table-cell>
          <table:table-cell table:formula="of:=([.A52]/[.B52])*100" office:value-type="float" office:value="4.6871339609598" calcext:value-type="float">
            <text:p>4,6871339609598</text:p>
          </table:table-cell>
          <table:table-cell/>
          <table:table-cell office:value-type="float" office:value="596316882" calcext:value-type="float">
            <text:p>596316882</text:p>
          </table:table-cell>
          <table:table-cell office:value-type="float" office:value="12386776167" calcext:value-type="float">
            <text:p>12386776167</text:p>
          </table:table-cell>
          <table:table-cell table:formula="of:=([.E52]/[.F52])*100" office:value-type="float" office:value="4.81414109660483" calcext:value-type="float">
            <text:p>4,81414109660483</text:p>
          </table:table-cell>
          <table:table-cell/>
          <table:table-cell office:value-type="float" office:value="1991594830" calcext:value-type="float">
            <text:p>1991594830</text:p>
          </table:table-cell>
          <table:table-cell office:value-type="float" office:value="12401061201" calcext:value-type="float">
            <text:p>12401061201</text:p>
          </table:table-cell>
          <table:table-cell table:formula="of:=([.I52]/[.J52])*100" office:value-type="float" office:value="16.0598742133407" calcext:value-type="float">
            <text:p>16,0598742133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80.555242</text:p>
          </table:table-cell>
          <table:table-cell table:number-columns-repeated="3"/>
          <table:table-cell office:value-type="string" calcext:value-type="string">
            <text:p>79349.397335</text:p>
          </table:table-cell>
          <table:table-cell table:number-columns-repeated="3"/>
          <table:table-cell office:value-type="string" calcext:value-type="string">
            <text:p>60052.306210</text:p>
          </table:table-cell>
          <table:table-cell table:number-columns-repeated="2"/>
        </table:table-row>
        <table:table-row table:style-name="ro1">
          <table:table-cell office:value-type="float" office:value="34629754" calcext:value-type="float">
            <text:p>34629754</text:p>
          </table:table-cell>
          <table:table-cell office:value-type="float" office:value="547631282" calcext:value-type="float">
            <text:p>547631282</text:p>
          </table:table-cell>
          <table:table-cell table:formula="of:=([.A55]/[.B55])*100" office:value-type="float" office:value="6.32355293392462" calcext:value-type="float">
            <text:p>6,32355293392462</text:p>
          </table:table-cell>
          <table:table-cell/>
          <table:table-cell office:value-type="float" office:value="42295558" calcext:value-type="float">
            <text:p>42295558</text:p>
          </table:table-cell>
          <table:table-cell office:value-type="float" office:value="548164762" calcext:value-type="float">
            <text:p>548164762</text:p>
          </table:table-cell>
          <table:table-cell table:formula="of:=([.E55]/[.F55])*100" office:value-type="float" office:value="7.71584766698302" calcext:value-type="float">
            <text:p>7,71584766698302</text:p>
          </table:table-cell>
          <table:table-cell/>
          <table:table-cell office:value-type="float" office:value="34810490" calcext:value-type="float">
            <text:p>34810490</text:p>
          </table:table-cell>
          <table:table-cell office:value-type="float" office:value="547533452" calcext:value-type="float">
            <text:p>547533452</text:p>
          </table:table-cell>
          <table:table-cell table:formula="of:=([.I55]/[.J55])*100" office:value-type="float" office:value="6.35769191322396" calcext:value-type="float">
            <text:p>6,35769191322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3042.391241</text:p>
          </table:table-cell>
          <table:table-cell table:number-columns-repeated="3"/>
          <table:table-cell office:value-type="string" calcext:value-type="string">
            <text:p>175484.442747</text:p>
          </table:table-cell>
          <table:table-cell table:number-columns-repeated="3"/>
          <table:table-cell office:value-type="string" calcext:value-type="string">
            <text:p>173302.180200</text:p>
          </table:table-cell>
          <table:table-cell table:number-columns-repeated="2"/>
        </table:table-row>
        <table:table-row table:style-name="ro1">
          <table:table-cell office:value-type="float" office:value="19657643917" calcext:value-type="float">
            <text:p>19657643917</text:p>
          </table:table-cell>
          <table:table-cell office:value-type="float" office:value="23311592552" calcext:value-type="float">
            <text:p>23311592552</text:p>
          </table:table-cell>
          <table:table-cell table:formula="of:=([.A58]/[.B58])*100" office:value-type="float" office:value="84.3256155629465" calcext:value-type="float">
            <text:p>84,3256155629465</text:p>
          </table:table-cell>
          <table:table-cell/>
          <table:table-cell office:value-type="float" office:value="17791492694" calcext:value-type="float">
            <text:p>17791492694</text:p>
          </table:table-cell>
          <table:table-cell office:value-type="float" office:value="22804316540" calcext:value-type="float">
            <text:p>22804316540</text:p>
          </table:table-cell>
          <table:table-cell table:formula="of:=([.E58]/[.F58])*100" office:value-type="float" office:value="78.018092157214" calcext:value-type="float">
            <text:p>78,018092157214</text:p>
          </table:table-cell>
          <table:table-cell/>
          <table:table-cell office:value-type="float" office:value="19028076576" calcext:value-type="float">
            <text:p>19028076576</text:p>
          </table:table-cell>
          <table:table-cell office:value-type="float" office:value="23272579582" calcext:value-type="float">
            <text:p>23272579582</text:p>
          </table:table-cell>
          <table:table-cell table:formula="of:=([.I58]/[.J58])*100" office:value-type="float" office:value="81.7617854048166" calcext:value-type="float">
            <text:p>81,7617854048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338.521142</text:p>
          </table:table-cell>
          <table:table-cell table:number-columns-repeated="3"/>
          <table:table-cell office:value-type="string" calcext:value-type="string">
            <text:p>60299.884148</text:p>
          </table:table-cell>
          <table:table-cell table:number-columns-repeated="3"/>
          <table:table-cell office:value-type="string" calcext:value-type="string">
            <text:p>67265.954671</text:p>
          </table:table-cell>
          <table:table-cell table:number-columns-repeated="2"/>
        </table:table-row>
        <table:table-row table:style-name="ro1">
          <table:table-cell office:value-type="float" office:value="35726882" calcext:value-type="float">
            <text:p>35726882</text:p>
          </table:table-cell>
          <table:table-cell office:value-type="float" office:value="550999281" calcext:value-type="float">
            <text:p>550999281</text:p>
          </table:table-cell>
          <table:table-cell table:formula="of:=([.A61]/[.B61])*100" office:value-type="float" office:value="6.4840160834983" calcext:value-type="float">
            <text:p>6,4840160834983</text:p>
          </table:table-cell>
          <table:table-cell/>
          <table:table-cell office:value-type="float" office:value="35402401" calcext:value-type="float">
            <text:p>35402401</text:p>
          </table:table-cell>
          <table:table-cell office:value-type="float" office:value="551198391" calcext:value-type="float">
            <text:p>551198391</text:p>
          </table:table-cell>
          <table:table-cell table:formula="of:=([.E61]/[.F61])*100" office:value-type="float" office:value="6.42280557745678" calcext:value-type="float">
            <text:p>6,42280557745678</text:p>
          </table:table-cell>
          <table:table-cell/>
          <table:table-cell office:value-type="float" office:value="37971736" calcext:value-type="float">
            <text:p>37971736</text:p>
          </table:table-cell>
          <table:table-cell office:value-type="float" office:value="551133353" calcext:value-type="float">
            <text:p>551133353</text:p>
          </table:table-cell>
          <table:table-cell table:formula="of:=([.I61]/[.J61])*100" office:value-type="float" office:value="6.88975468338241" calcext:value-type="float">
            <text:p>6,88975468338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982.149988</text:p>
          </table:table-cell>
          <table:table-cell table:number-columns-repeated="3"/>
          <table:table-cell office:value-type="string" calcext:value-type="string">
            <text:p>63718.685902</text:p>
          </table:table-cell>
          <table:table-cell table:number-columns-repeated="3"/>
          <table:table-cell office:value-type="string" calcext:value-type="string">
            <text:p>59997.015766</text:p>
          </table:table-cell>
          <table:table-cell table:number-columns-repeated="2"/>
        </table:table-row>
        <table:table-row table:style-name="ro1">
          <table:table-cell office:value-type="float" office:value="35333501" calcext:value-type="float">
            <text:p>35333501</text:p>
          </table:table-cell>
          <table:table-cell office:value-type="float" office:value="557530970" calcext:value-type="float">
            <text:p>557530970</text:p>
          </table:table-cell>
          <table:table-cell table:formula="of:=([.A64]/[.B64])*100" office:value-type="float" office:value="6.3374956551741" calcext:value-type="float">
            <text:p>6,3374956551741</text:p>
          </table:table-cell>
          <table:table-cell/>
          <table:table-cell office:value-type="float" office:value="36710437" calcext:value-type="float">
            <text:p>36710437</text:p>
          </table:table-cell>
          <table:table-cell office:value-type="float" office:value="557735693" calcext:value-type="float">
            <text:p>557735693</text:p>
          </table:table-cell>
          <table:table-cell table:formula="of:=([.E64]/[.F64])*100" office:value-type="float" office:value="6.58204907104627" calcext:value-type="float">
            <text:p>6,58204907104627</text:p>
          </table:table-cell>
          <table:table-cell/>
          <table:table-cell office:value-type="float" office:value="35161839" calcext:value-type="float">
            <text:p>35161839</text:p>
          </table:table-cell>
          <table:table-cell office:value-type="float" office:value="557078356" calcext:value-type="float">
            <text:p>557078356</text:p>
          </table:table-cell>
          <table:table-cell table:formula="of:=([.I64]/[.J64])*100" office:value-type="float" office:value="6.31183003634771" calcext:value-type="float">
            <text:p>6,31183003634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18:25:13.148531493</dc:date>
    <meta:editing-duration>PT7M3S</meta:editing-duration>
    <meta:editing-cycles>3</meta:editing-cycles>
    <meta:generator>LibreOffice/6.0.7.3$Linux_X86_64 LibreOffice_project/00m0$Build-3</meta:generator>
    <meta:document-statistic meta:table-count="1" meta:cell-count="312" meta:object-count="0"/>
  </office:meta>
</office:document-meta>
</file>